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500000923F3079453E1BBAC12.jpg" manifest:media-type="image/jpeg"/>
  <manifest:file-entry manifest:full-path="Pictures/100000000000067500000923E627272FCBDAFD26.jpg" manifest:media-type="image/jpeg"/>
  <manifest:file-entry manifest:full-path="Pictures/100000000000067500000923AD5903D6BDB4C379.jpg" manifest:media-type="image/jpeg"/>
  <manifest:file-entry manifest:full-path="Pictures/100000000000067500000923E0FACC24CB12036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1.25cm" fo:min-width="1.2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5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5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38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3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9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4.25cm"/>
    </style:style>
    <style:style style:name="P1" style:family="paragraph">
      <loext:graphic-properties draw:fill="none" draw:fill-color="#729fcf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font-size="60pt" style:font-size-asian="60pt" style:font-size-complex="24pt"/>
    </style:style>
    <style:style style:name="P6" style:family="paragraph">
      <loext:graphic-properties draw:fill="none" draw:fill-color="#ffffff"/>
      <style:text-properties fo:font-size="60pt" style:font-size-asian="60pt" style:font-size-complex="24pt"/>
    </style:style>
    <style:style style:name="P7" style:family="paragraph">
      <loext:graphic-properties draw:fill="none"/>
    </style:style>
    <style:style style:name="T1" style:family="text">
      <style:text-properties fo:font-size="60pt" style:font-size-asian="60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8.313cm" svg:height="82.514cm" svg:x="0cm" svg:y="0cm">
          <draw:image xlink:href="Pictures/100000000000067500000923E0FACC24CB120365.jpg" xlink:type="simple" xlink:show="embed" xlink:actuate="onLoad" draw:mime-type="image/jpeg">
            <text:p/>
          </draw:image>
        </draw:frame>
        <draw:custom-shape draw:style-name="gr2" draw:text-style-name="P2" draw:layer="layout" svg:width="1.25cm" svg:height="1.25cm" svg:x="22.65cm" svg:y="2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.25cm" svg:x="27.75cm" svg:y="24.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26cm" svg:height="0.937cm" svg:x="35.5cm" svg:y="9.25cm">
          <draw:text-box>
            <text:p>Georges</text:p>
          </draw:text-box>
        </draw:frame>
        <draw:frame draw:style-name="gr5" draw:text-style-name="P4" draw:layer="layout" svg:width="3.571cm" svg:height="0.937cm" svg:x="34cm" svg:y="8cm">
          <draw:text-box>
            <text:p>DABO</text:p>
          </draw:text-box>
        </draw:frame>
        <draw:frame draw:style-name="gr6" draw:text-style-name="P4" draw:layer="layout" svg:width="3.389cm" svg:height="0.937cm" svg:x="40.111cm" svg:y="11.563cm">
          <draw:text-box>
            <text:p>12345678</text:p>
          </draw:text-box>
        </draw:frame>
        <draw:custom-shape draw:style-name="gr7" draw:text-style-name="P3" draw:layer="layout" svg:width="3.5cm" svg:height="2.25cm" svg:x="5.25cm" svg:y="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3">
        <draw:frame draw:style-name="gr8" draw:text-style-name="P6" draw:layer="layout" svg:width="43.694cm" svg:height="2.346cm" svg:x="7.31cm" svg:y="23.084cm">
          <draw:text-box>
            <text:p text:style-name="P5"><text:span text:style-name="T1">Simulate an (almost) empty page, scanned by error.</text:span></text:p>
          </draw:text-box>
        </draw:frame>
      </draw:page>
      <draw:page draw:name="page3" draw:style-name="dp1" draw:master-page-name="master-page3">
        <draw:frame draw:style-name="gr9" draw:text-style-name="P7" draw:layer="layout" svg:width="58.313cm" svg:height="82.514cm" svg:x="0cm" svg:y="0cm">
          <draw:image xlink:href="Pictures/100000000000067500000923AD5903D6BDB4C379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frame draw:style-name="gr9" draw:text-style-name="P7" draw:layer="layout" svg:width="58.313cm" svg:height="82.514cm" svg:x="0cm" svg:y="0cm">
          <draw:image xlink:href="Pictures/100000000000067500000923F3079453E1BBAC12.jpg" xlink:type="simple" xlink:show="embed" xlink:actuate="onLoad" draw:mime-type="image/jpeg">
            <text:p/>
          </draw:image>
        </draw:frame>
        <draw:frame draw:style-name="gr10" draw:text-style-name="P4" draw:layer="layout" svg:width="2.03cm" svg:height="0.937cm" svg:x="35.47cm" svg:y="9.313cm">
          <draw:text-box>
            <text:p>Pierre</text:p>
          </draw:text-box>
        </draw:frame>
        <draw:frame draw:style-name="gr11" draw:text-style-name="P4" draw:layer="layout" svg:width="4.98cm" svg:height="0.937cm" svg:x="34.75cm" svg:y="8.063cm">
          <draw:text-box>
            <text:p>RENOU</text:p>
          </draw:text-box>
        </draw:frame>
        <draw:frame draw:style-name="gr6" draw:text-style-name="P4" draw:layer="layout" svg:width="3.389cm" svg:height="0.937cm" svg:x="40.111cm" svg:y="11.563cm">
          <draw:text-box>
            <text:p>34567890</text:p>
          </draw:text-box>
        </draw:frame>
        <draw:custom-shape draw:style-name="gr12" draw:text-style-name="P3" draw:layer="layout" svg:width="4.25cm" svg:height="2.25cm" svg:x="4.75cm" svg:y="2.2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master-page3">
        <draw:frame draw:style-name="gr9" draw:text-style-name="P7" draw:layer="layout" svg:width="58.313cm" svg:height="82.514cm" svg:x="0cm" svg:y="0cm">
          <draw:image xlink:href="Pictures/100000000000067500000923E627272FCBDAFD2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1" draw:fill="solid" draw:fill-color="#ffffff"/>
    </style:style>
    <style:style style:name="objectwithoutfill" style:family="graphic" style:parent-style-name="standard">
      <style:graphic-properties draw:stroke="soli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58.314cm" fo:page-height="82.5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8T15:50:17.598463470</dc:date>
    <meta:editing-duration>PT3H12M45S</meta:editing-duration>
    <meta:editing-cycles>5</meta:editing-cycles>
    <meta:generator>LibreOffice/7.4.7.2$Linux_X86_64 LibreOffice_project/40$Build-2</meta:generator>
    <meta:document-statistic meta:object-count="15"/>
  </office:meta>
</office:document-meta>
</file>